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rabbitRepositoryServlet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ackrabbitRepositoryServlet.getRepositor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rabbitRepositoryServle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rabbitRepositoryServlet.createDefaultConfiguration( File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